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97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44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9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5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normal" style:font-size-asian="9pt" style:font-style-asian="normal" style:font-size-complex="9pt" style:font-style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style:cell-protect="protected" style:print-content="true"/>
    </style:style>
    <style:style style:name="ce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map style:condition="cell-content()=&quot;Foratura simmetrica&quot;" style:apply-style-name="Foratura" style:base-cell-address="Foglio1.B3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style:cell-protect="protected" style:print-content="true"/>
    </style:style>
    <style:style style:name="ce14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cell-protect="protected" style:print-content="true" fo:border="0.06pt solid #000000"/>
    </style:style>
    <style:style style:name="ce34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cc00" style:cell-protect="protected" style:print-content="true" style:text-align-source="fix" style:repeat-content="false" fo:border="0.06pt solid #000000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resatura a Spianare&quot;;&quot;Fresatura a Spallamento Retto&quot;;&quot;Fresatura a disco&quot;;&quot;Fresatura a disco (Segger)&quot;;&quot;-----------------------------------&quot;;&quot;Foratura simmetrica&quot;;&quot;&quot;;&quot;&quot;)" table:allow-empty-cell="false" table:display-list="unsorted" table:base-cell-address="Foglio1.B3">
          <table:error-message table:message-type="stop" table:display="true"/>
        </table:content-validation>
        <table:content-validation table:name="val2" table:condition="of:cell-content-is-in-list(&quot;P Acciao&quot;;&quot;M Inox&quot;;&quot;K Ghisa&quot;;&quot;N Alluminio&quot;;&quot;S Super leghe&quot;;&quot;H Temprato&quot;;&quot;&quot;)" table:allow-empty-cell="false" table:display-list="unsorted" table:base-cell-address="Foglio1.B5">
          <table:help-message table:display="true"/>
          <table:error-message table:message-type="stop" table:display="true"/>
        </table:content-validation>
        <table:content-validation table:name="val3" table:condition="of:cell-content-is-in-list(&quot;1.1 Acciaio da costruzione generale &lt; 800 N/mm2&quot;;&quot;1.2 Acciaio automatico &lt; 800 N/mm2&quot;;&quot;1.3 Acciaio da cementazione non legato &lt; 800 N/mm2&quot;;&quot;1.4 Acciaio da cementazione legato &lt; 1000 N/mm2&quot;;&quot;1.5 Acciaio bonificato non legato &lt; 850 N/mm2&quot;;&quot;1.6 Acciaio bonificato non legato &lt; 1000 N/mm2&quot;;&quot;1.7 Acciaio bonificato legato &lt; 800 N/mm2&quot;;&quot;1.8 Acciaio bonificato legato &lt; 1300 N/mm2&quot;;&quot;1.9 Acciaio fuso &lt; 850 N/mm2&quot;;&quot;1.10 Acciaio da nitrurazione &lt; 1000 N/mm2&quot;;&quot;1.11 Acciaio da nitrurazione &lt; 1200 N/mm2&quot;;&quot;1.12 Acciaio per cuscinetti &lt; 1200 N/mm2&quot;;&quot;1.13 Acciaio da molla &lt; 1200 N/mm2&quot;;&quot;1.14 Acciaio rapido &lt; 1300 N/mm2&quot;;&quot;1.15 Acciaio per utensili (lavorazione a freddo) &lt; 1300 N/mm2&quot;;&quot;1.16 Acciaio per utensili (lavorazione a caldo) &lt; 1300 N/mm2&quot;;&quot;2.1 Acciaio fuso inossidabile sulfurato &lt; 850 N/mm2&quot;;&quot;2.2 Acciaio inossidabile ferritico &lt; 750 N/mm2&quot;;&quot;2.3 Acciaio inossidabile martensitico &lt; 900 N/mm2&quot;;&quot;2.4 Acciaio inossidabile, ferritico / martensitico &lt;1100 N/mm2&quot;;&quot;2.5 Acciaio inossidabile, austenitico / ferritico &lt; 850 N/mm2&quot;;&quot;2.6 Acciaio inossidabile austenitico &lt; 750 N/mm2&quot;;&quot;2.7 Acciaio resistente al calore &lt; 1100 N/mm2&quot;;&quot;3.1 Ghisa grigia con grafite lamellare 100-350 N/mm2&quot;;&quot;3.2 Ghisa grigia con grafite lamellare 300-500 N/mm2&quot;;&quot;3.3 Ghisa grigia sferoidale 300-500 N/mm2&quot;;&quot;3.4 Ghisa grigia sferoidale 500-900 N/mm2&quot;;&quot;3.5 Ghisa temprata bianca 270-450 N/mm2&quot;;&quot;3.6 Ghisa temprata bianca 500-900 N/mm2&quot;;&quot;3.7 Ghisa temprata nera 300-450 N/mm2&quot;;&quot;3.8 Ghisa temprata nera 500-800 N/mm2&quot;;&quot;4.1 Alluminio (non legato, a basso legante) &lt; 350 N/mm2&quot;;&quot;4.2 Leghe di alluminio &lt; 0,5% Si &lt; 500 N/mm2&quot;;&quot;4.3 Leghe di alluminio 0,5–10% Si &lt; 400 N/mm2&quot;;&quot;4.4 Leghe di alluminio 10–15% Si &lt; 400 N/mm2&quot;;&quot;4.5 Leghe di alluminio &gt; 15% Si &lt; 400 N/mm2&quot;;&quot;4.6 Rame (non legato, a basso legante) &lt; 350 N/mm2&quot;;&quot;4.7 Leghe di rame fuso &lt; 700 N/mm2&quot;;&quot;4.8 Leghe speciali di rame &lt; 200 HB&quot;;&quot;4.9 Leghe speciali di rame &lt; 300 HB&quot;;&quot;4.10 Leghe speciali di rame &gt; 300 HB&quot;;&quot;4.11 Ottone a truciolo corto, bronzo, bronzo per getti &lt; 600 N/mm2&quot;;&quot;4.12 Ottone a truciolo lungo &lt; 600 N/mm2&quot;;&quot;4.13 Materiali termoplastici&quot;;&quot;4.14 Duroplasti&quot;;&quot;4.15 Plastica con fibra rinforzata&quot;;&quot;4.16 Magnesio e leghe di magnesio &lt; 850 N/mm2&quot;;&quot;4.17 Grafite&quot;;&quot;4.18 Tungsteno e leghe di tungsteno&quot;;&quot;4.19 Molibdeno e leghe di molibdeno&quot;;&quot;5.1 Nickel puro&quot;;&quot;5.2 Leghe di nickel&quot;;&quot;5.3 Leghe di nickel &lt; 850 N/mm2&quot;;&quot;5.4 Lega di Nichel-Molibdeno-Cromo&quot;;&quot;5.5 Leghe di nickel &lt; 1300 N/mm2&quot;;&quot;5.6 Leghe di cobalto e cromo &lt; 1300 N/mm2&quot;;&quot;5.7 Leghe resistenti al calore &lt; 1300 N/mm2&quot;;&quot;5.8 Leghe di nickel, cromo e cobalto &lt; 1400 N/mm2&quot;;&quot;5.9 Titanio puro &lt; 900 N/mm2&quot;;&quot;5.10 Leghe di titanio &lt; 700 N/mm2&quot;;&quot;5.11 Leghe di titanio &lt; 1200 N/mm2&quot;;&quot;6.1 Acciaio temprato &lt; 45 HRC&quot;;&quot;6.2 Acciaio temprato 46-55 HRC&quot;;&quot;6.3 Acciaio temprato 56-60 HRC&quot;;&quot;6.4 Acciaio temprato 61-65 HRC&quot;;&quot;6.5 Acciaio temprato 65-70 HRC&quot;;&quot;&quot;;&quot;&quot;;&quot;&quot;;&quot;&quot;;&quot;&quot;;&quot;&quot;)" table:allow-empty-cell="false" table:display-list="unsorted" table:base-cell-address="Foglio1.B6">
          <table:help-message table:display="true"/>
          <table:error-message table:message-type="stop" table:display="true"/>
        </table:content-validation>
      </table:content-validations>
      <table:table table:name="Foglio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15"/>
        <table:table-column table:style-name="co3" table:default-cell-style-name="ce34"/>
        <table:table-column table:style-name="co4" table:default-cell-style-name="ce24"/>
        <table:table-column table:style-name="co5" table:number-columns-repeated="2" table:default-cell-style-name="ce2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arametri di taglio</text:p>
          </table:table-cell>
          <table:covered-table-cell table:number-columns-repeated="2" table:style-name="ce24"/>
          <table:covered-table-cell table:number-columns-repeated="3"/>
          <table:table-cell table:number-columns-repeated="2"/>
        </table:table-row>
        <table:table-row table:style-name="ro1">
          <table:table-cell table:style-name="ce1"/>
          <table:table-cell table:style-name="ce2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Tipologia di lavorazione</text:p>
          </table:table-cell>
          <table:table-cell table:style-name="ce25" table:content-validation-name="val1" office:value-type="string" calcext:value-type="string" table:number-columns-spanned="5" table:number-rows-spanned="1">
            <text:p>Fresatura a disco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Nome Materiale da lavorare</text:p>
          </table:table-cell>
          <table:table-cell table:style-name="ce10" table:number-columns-spanned="5" table:number-rows-spanned="1"/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Gruppo ISO</text:p>
          </table:table-cell>
          <table:table-cell table:style-name="ce11" table:content-validation-name="val2" office:value-type="string" calcext:value-type="string" table:number-columns-spanned="5" table:number-rows-spanned="1">
            <text:p>M Inox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office:value-type="string" calcext:value-type="string">
            <text:p>Materiale Classificazione</text:p>
          </table:table-cell>
          <table:table-cell table:style-name="ce12" table:content-validation-name="val3" office:value-type="string" calcext:value-type="string" table:number-columns-spanned="5" table:number-rows-spanned="1">
            <text:p>2.2 Acciaio inossidabile ferritico &lt; 750 N/mm2</text:p>
          </table:table-cell>
          <table:covered-table-cell table:number-columns-repeated="4" table:style-name="ce17"/>
          <table:table-cell table:number-columns-repeated="2"/>
        </table:table-row>
        <table:table-row table:style-name="ro2">
          <table:table-cell table:style-name="ce3"/>
          <table:table-cell table:style-name="ce13" table:content-validation-name="val3"/>
          <table:table-cell table:style-name="ce24"/>
          <table:table-cell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Variabili</text:p>
          </table:table-cell>
          <table:covered-table-cell table:number-columns-repeated="5" table:style-name="ce14"/>
          <table:table-cell table:number-columns-repeated="2"/>
        </table:table-row>
        <table:table-row table:style-name="ro2">
          <table:table-cell office:value-type="string" calcext:value-type="string">
            <text:p>Nome variabile</text:p>
          </table:table-cell>
          <table:table-cell table:style-name="ce2" office:value-type="string" calcext:value-type="string">
            <text:p>Dati</text:p>
          </table:table-cell>
          <table:table-cell table:style-name="ce2" office:value-type="string" calcext:value-type="string">
            <text:p>Unità di misur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ametro 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locità di taglio V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/min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formula="of:=IF(ISNUMBER(SEARCH(&quot;Foratura simmetrica&quot;; [.B3])); &quot;Avanzamento al giro f&quot;; &quot;Avanzamento al dente fz&quot;)" office:value-type="string" office:string-value="Avanzamento al dente fz" calcext:value-type="string">
            <text:p>Avanzamento al dente fz</text:p>
          </table:table-cell>
          <table:table-cell office:value-type="float" office:value="0.2" calcext:value-type="float">
            <text:p>0,2</text:p>
          </table:table-cell>
          <table:table-cell table:formula="of:=IF(ISNUMBER(SEARCH(&quot;Foratura simmetrica&quot;; [.B3])); &quot;mm/giro&quot;; &quot;mm/dente&quot;)" office:value-type="string" office:string-value="mm/dente" calcext:value-type="string">
            <text:p>mm/den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N. denti 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ti</text:p>
          </table:table-cell>
          <table:table-cell table:style-name="ce18" table:formula="of:=IF(ISNUMBER(SEARCH(&quot;Foratura simmetrica&quot;; [.B3])); &quot;Imposta N denti Z=1 !!!&quot;; &quot;&quot;)">
            <text:p/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5" office:value-type="string" calcext:value-type="string">
            <text:p>Asportazione laterale a<text:span text:style-name="T1">e</text:span>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4">
          <table:table-cell table:style-name="ce5" office:value-type="string" calcext:value-type="string">
            <text:p><text:span text:style-name="T2">Asportazione assiale </text:span>a<text:span text:style-name="T1">p</text:span> m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</text:p>
          </table:table-cell>
          <table:table-cell table:number-columns-repeated="5"/>
        </table:table-row>
        <table:table-row table:style-name="ro2" table:number-rows-repeated="2">
          <table:table-cell table:style-name="ce3"/>
          <table:table-cell table:style-name="ce24" table:number-columns-repeated="2"/>
          <table:table-cell table:number-columns-repeated="5"/>
        </table:table-row>
        <table:table-row table:style-name="ro2">
          <table:table-cell table:style-name="ce6" office:value-type="string" calcext:value-type="string" table:number-columns-spanned="6" table:number-rows-spanned="1">
            <text:p>Risultato</text:p>
          </table:table-cell>
          <table:covered-table-cell table:number-columns-repeated="5" table:style-name="ce7"/>
          <table:table-cell table:number-columns-repeated="2"/>
        </table:table-row>
        <table:table-row table:style-name="ro5">
          <table:table-cell table:style-name="ce7" office:value-type="string" calcext:value-type="string">
            <text:p>S</text:p>
          </table:table-cell>
          <table:table-cell table:style-name="ce16" table:formula="of:=COM.MICROSOFT.CEILING.PRECISE((1000*[.B11])/(3.14*[.B10]);5)" office:value-type="float" office:value="320" calcext:value-type="float">
            <text:p>320</text:p>
          </table:table-cell>
          <table:table-cell office:value-type="string" calcext:value-type="string">
            <text:p>giri/min</text:p>
          </table:table-cell>
          <table:table-cell table:style-name="ce7" office:value-type="string" calcext:value-type="string">
            <text:p>S <text:span text:style-name="T1">max</text:span></text:p>
          </table:table-cell>
          <table:table-cell table:style-name="ce15" office:value-type="float" office:value="12000" calcext:value-type="float">
            <text:p>12000</text:p>
          </table:table-cell>
          <table:table-cell table:style-name="ce34" office:value-type="string" calcext:value-type="string">
            <text:p>giri/min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F</text:p>
          </table:table-cell>
          <table:table-cell table:style-name="ce16" table:formula="of:=COM.MICROSOFT.CEILING.PRECISE([.B19]*[.B12]*[.B13];5)" office:value-type="float" office:value="65" calcext:value-type="float">
            <text:p>65</text:p>
          </table:table-cell>
          <table:table-cell office:value-type="string" calcext:value-type="string">
            <text:p>mm/min</text:p>
          </table:table-cell>
          <table:table-cell table:style-name="ce7" office:value-type="string" calcext:value-type="string">
            <text:p>F <text:span text:style-name="T1">equivalente</text:span></text:p>
          </table:table-cell>
          <table:table-cell table:style-name="ce7" table:formula="of:=IF([.B19]&gt;[.E19];COM.MICROSOFT.CEILING.PRECISE([.B20]/([.B19]/[.E19]);5);0)" office:value-type="float" office:value="0" calcext:value-type="float">
            <text:p>0</text:p>
          </table:table-cell>
          <table:table-cell table:style-name="ce34" office:value-type="string" calcext:value-type="string">
            <text:p>mm/min</text:p>
          </table:table-cell>
          <table:table-cell table:number-columns-repeated="2"/>
        </table:table-row>
        <calcext:conditional-formats>
          <calcext:conditional-format calcext:target-range-address="Foglio1.B5:Foglio1.B5">
            <calcext:condition calcext:apply-style-name="K" calcext:value="begins-with(&quot;K&quot;)" calcext:base-cell-address="Foglio1.B5"/>
            <calcext:condition calcext:apply-style-name="P" calcext:value="begins-with(p)" calcext:base-cell-address="Foglio1.B5"/>
            <calcext:condition calcext:apply-style-name="M" calcext:value="begins-with(m)" calcext:base-cell-address="Foglio1.B5"/>
            <calcext:condition calcext:apply-style-name="N" calcext:value="begins-with(n)" calcext:base-cell-address="Foglio1.B5"/>
          </calcext:conditional-format>
          <calcext:conditional-format calcext:target-range-address="Foglio1.B5:Foglio1.B5">
            <calcext:condition calcext:apply-style-name="N" calcext:value="begins-with(&quot;N&quot;)" calcext:base-cell-address="Foglio1.B5"/>
          </calcext:conditional-format>
          <calcext:conditional-format calcext:target-range-address="Foglio1.B5:Foglio1.B5">
            <calcext:condition calcext:apply-style-name="P" calcext:value="begins-with(&quot;P&quot;)" calcext:base-cell-address="Foglio1.B5"/>
          </calcext:conditional-format>
          <calcext:conditional-format calcext:target-range-address="Foglio1.B5:Foglio1.B5">
            <calcext:condition calcext:apply-style-name="S" calcext:value="begins-with(&quot;S&quot;)" calcext:base-cell-address="Foglio1.B5"/>
          </calcext:conditional-format>
          <calcext:conditional-format calcext:target-range-address="Foglio1.B5:Foglio1.B5">
            <calcext:condition calcext:apply-style-name="M" calcext:value="contains-text(&quot;M&quot;)" calcext:base-cell-address="Foglio1.B5"/>
          </calcext:conditional-format>
          <calcext:conditional-format calcext:target-range-address="Foglio1.B5:Foglio1.B5">
            <calcext:condition calcext:apply-style-name="H" calcext:value="contains-text(&quot;H&quot;)" calcext:base-cell-address="Foglio1.B5"/>
          </calcext:conditional-format>
          <calcext:conditional-format calcext:target-range-address="Foglio1.B6:Foglio1.B7">
            <calcext:condition calcext:apply-style-name="P" calcext:value="begins-with(&quot;1&quot;)" calcext:base-cell-address="Foglio1.B6"/>
          </calcext:conditional-format>
          <calcext:conditional-format calcext:target-range-address="Foglio1.B6:Foglio1.B7">
            <calcext:condition calcext:apply-style-name="M" calcext:value="begins-with(&quot;2&quot;)" calcext:base-cell-address="Foglio1.B6"/>
          </calcext:conditional-format>
          <calcext:conditional-format calcext:target-range-address="Foglio1.B6:Foglio1.B7">
            <calcext:condition calcext:apply-style-name="K" calcext:value="begins-with(&quot;3&quot;)" calcext:base-cell-address="Foglio1.B6"/>
          </calcext:conditional-format>
          <calcext:conditional-format calcext:target-range-address="Foglio1.B6:Foglio1.B7">
            <calcext:condition calcext:apply-style-name="N" calcext:value="begins-with(&quot;4&quot;)" calcext:base-cell-address="Foglio1.B6"/>
          </calcext:conditional-format>
          <calcext:conditional-format calcext:target-range-address="Foglio1.B6:Foglio1.B7">
            <calcext:condition calcext:apply-style-name="S" calcext:value="begins-with(&quot;5&quot;)" calcext:base-cell-address="Foglio1.B6"/>
          </calcext:conditional-format>
          <calcext:conditional-format calcext:target-range-address="Foglio1.B6:Foglio1.B7">
            <calcext:condition calcext:apply-style-name="H" calcext:value="begins-with(&quot;6&quot;)" calcext:base-cell-address="Foglio1.B6"/>
          </calcext:conditional-format>
          <calcext:conditional-format calcext:target-range-address="Foglio1.B3:Foglio1.B3">
            <calcext:condition calcext:apply-style-name="Foratura" calcext:value="=&quot;Foratura simmetrica&quot;" calcext:base-cell-address="Foglio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" style:family="table-cell" style:parent-style-name="Default">
      <style:table-cell-properties fo:background-color="#ff950e"/>
    </style:style>
    <style:style style:name="P" style:family="table-cell" style:parent-style-name="Default">
      <style:table-cell-properties fo:background-color="#83caff"/>
    </style:style>
    <style:style style:name="M" style:family="table-cell" style:parent-style-name="Default">
      <style:table-cell-properties fo:background-color="#ffff66" loext:vertical-justify="auto"/>
      <style:paragraph-properties css3t:text-justify="auto"/>
    </style:style>
    <style:style style:name="N" style:family="table-cell" style:parent-style-name="Default">
      <style:table-cell-properties fo:background-color="#ccff00"/>
    </style:style>
    <style:style style:name="S" style:family="table-cell" style:parent-style-name="Default">
      <style:table-cell-properties fo:background-color="#ffcc99"/>
    </style:style>
    <style:style style:name="H" style:family="table-cell" style:parent-style-name="Default">
      <style:table-cell-properties fo:background-color="#eeeeee"/>
    </style:style>
    <style:style style:name="Foratura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23:09:18.86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0:16:48.638000000</meta:creation-date>
    <dc:date>2019-01-05T23:15:21.927000000</dc:date>
    <meta:editing-duration>PT36M43S</meta:editing-duration>
    <meta:editing-cycles>7</meta:editing-cycles>
    <meta:generator>LibreOffice/6.1.3.2$Windows_X86_64 LibreOffice_project/86daf60bf00efa86ad547e59e09d6bb77c699acb</meta:generator>
    <meta:document-statistic meta:table-count="1" meta:cell-count="44" meta:object-count="0"/>
  </office:meta>
</office:document-meta>
</file>